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ldrenCollector.entering( Property property , int lev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ildrenCollector.entering( Node node , int lev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ildrenCollector.ChildrenCollector( Collection children , boolean collectNodes , boolean collectProperties , int max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